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0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gr4" style:family="graphic" style:parent-style-name="standard">
      <style:graphic-properties svg:stroke-color="#ef413d" draw:fill-color="#ef413d" draw:textarea-horizontal-align="justify" draw:textarea-vertical-align="middle" draw:auto-grow-height="false" fo:min-height="0.417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0.414cm"/>
    </style:style>
    <style:style style:name="gr10" style:family="graphic" style:parent-style-name="standard">
      <style:graphic-properties svg:stroke-color="#b2b2b2" draw:fill-color="#b2b2b2" draw:textarea-horizontal-align="justify" draw:textarea-vertical-align="middle" draw:auto-grow-height="false" fo:min-height="1.02cm" fo:min-width="0cm"/>
    </style:style>
    <style:style style:name="gr11" style:family="graphic" style:parent-style-name="standard">
      <style:graphic-properties svg:stroke-color="#faa61a" draw:fill-color="#faa61a" draw:textarea-horizontal-align="justify" draw:textarea-vertical-align="middle" draw:auto-grow-height="false" fo:min-height="0.863cm" fo:min-width="0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2.279cm"/>
    </style:style>
    <style:style style:name="gr13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1.024cm"/>
    </style:style>
    <style:style style:name="gr14" style:family="graphic" style:parent-style-name="standard">
      <style:graphic-properties svg:stroke-color="#b2b2b2" draw:fill-color="#b2b2b2" draw:textarea-horizontal-align="justify" draw:textarea-vertical-align="middle" draw:auto-grow-height="false" fo:min-height="2.29cm" fo:min-width="0cm"/>
    </style:style>
    <style:style style:name="gr15" style:family="graphic" style:parent-style-name="standard">
      <style:graphic-properties svg:stroke-color="#faa61a" draw:fill-color="#faa61a" draw:textarea-horizontal-align="justify" draw:textarea-vertical-align="middle" draw:auto-grow-height="false" fo:min-height="1.026cm" fo:min-width="0cm"/>
    </style:style>
    <style:style style:name="gr16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.567cm"/>
    </style:style>
    <style:style style:name="gr17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7.613cm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4.703cm" fo:min-width="0cm"/>
    </style:style>
    <style:style style:name="gr19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12.68cm"/>
    </style:style>
    <style:style style:name="gr20" style:family="graphic" style:parent-style-name="standard">
      <style:graphic-properties svg:stroke-color="#faa61a" draw:fill-color="#faa61a" draw:textarea-horizontal-align="justify" draw:textarea-vertical-align="middle" draw:auto-grow-height="false" fo:min-height="1.688cm" fo:min-width="0cm"/>
    </style:style>
    <style:style style:name="gr21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1.255cm"/>
    </style:style>
    <style:style style:name="gr22" style:family="graphic" style:parent-style-name="standard">
      <style:graphic-properties svg:stroke-color="#579835" draw:fill-color="#579835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43cm"/>
    </style:style>
    <style:style style:name="gr24" style:family="graphic" style:parent-style-name="standard">
      <style:graphic-properties draw:stroke="none" svg:stroke-color="#000000" draw:fill="none" draw:fill-color="#ffffff" fo:min-height="1.909cm"/>
    </style:style>
    <style:style style:name="gr25" style:family="graphic" style:parent-style-name="standard">
      <style:graphic-properties draw:stroke="none" svg:stroke-color="#000000" draw:fill="none" draw:fill-color="#ffffff" fo:min-height="0cm" fo:padding-top="0cm" fo:padding-bottom="0cm" fo:padding-left="0cm" fo:padding-right="0cm"/>
    </style:style>
    <style:style style:name="gr26" style:family="graphic" style:parent-style-name="standard">
      <style:graphic-properties svg:stroke-color="#faa61a" draw:fill-color="#faa61a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.36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style:text-properties style:font-name="Noto Sans CJK JP Black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Noto Sans CJK JP Black" fo:font-size="14pt" style:font-size-asian="14pt" style:font-size-complex="14pt"/>
    </style:style>
    <style:style style:name="P12" style:family="paragraph">
      <style:text-properties style:font-name="Noto Sans CJK JP Black" fo:font-size="14pt" style:letter-kerning="true" style:font-name-asian="Noto Sans CJK SC" style:font-size-asian="14pt" style:font-name-complex="Lohit Devanagari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Noto Sans CJK JP Bl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051cm" svg:height="4.953cm" svg:x="2.79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02cm" svg:height="4.953cm" svg:x="3.524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2cm" svg:height="4.953cm" svg:x="4.249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683cm" svg:x="2.651cm" svg:y="1.508cm">
          <draw:text-box>
            <text:p text:style-name="P2"><text:span text:style-name="T1">1</text:span></text:p>
          </draw:text-box>
        </draw:frame>
        <draw:frame draw:style-name="gr3" draw:text-style-name="P4" draw:layer="layout" svg:width="0.965cm" svg:height="1.115cm" svg:x="3.032cm" svg:y="1.536cm">
          <draw:text-box>
            <text:p text:style-name="P2"><text:span text:style-name="T1">32</text:span></text:p>
          </draw:text-box>
        </draw:frame>
        <draw:frame draw:style-name="gr3" draw:text-style-name="P4" draw:layer="layout" svg:width="0.965cm" svg:height="1.115cm" svg:x="3.833cm" svg:y="1.537cm">
          <draw:text-box>
            <text:p text:style-name="P2"><text:span text:style-name="T1">64</text:span></text:p>
          </draw:text-box>
        </draw:frame>
        <draw:custom-shape draw:style-name="gr4" draw:text-style-name="P5" draw:layer="layout" svg:width="0.381cm" svg:height="0.762cm" svg:x="4.175cm" svg:y="7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508cm" svg:height="0.254cm" svg:x="2.905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08cm" svg:height="0.254cm" svg:x="3.667cm" svg:y="4.5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152cm" svg:height="2.54cm" svg:x="4.199cm" svg:y="8.1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52cm" svg:height="2.54cm" svg:x="4.935cm" svg:y="8.1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2.54cm" svg:x="5.671cm" svg:y="8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15cm" svg:height="0.134cm" svg:x="4.307cm" svg:y="9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16cm" svg:height="0.12cm" svg:x="5.08cm" svg:y="9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0.381cm" svg:height="0.762cm" svg:x="5.575cm" svg:y="10.7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0.965cm" svg:height="1.115cm" svg:x="4.434cm" svg:y="7.638cm">
          <draw:text-box>
            <text:p text:style-name="P2"><text:span text:style-name="T1">64</text:span></text:p>
          </draw:text-box>
        </draw:frame>
        <draw:frame draw:style-name="gr3" draw:text-style-name="P4" draw:layer="layout" svg:width="1.226cm" svg:height="1.115cm" svg:x="5.135cm" svg:y="7.639cm">
          <draw:text-box>
            <text:p text:style-name="P2"><text:span text:style-name="T1">128</text:span></text:p>
          </draw:text-box>
        </draw:frame>
        <draw:custom-shape draw:style-name="gr7" draw:text-style-name="P1" draw:layer="layout" svg:width="0.254cm" svg:height="1.27cm" svg:x="5.7cm" svg:y="11.6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1.27cm" svg:x="6.536cm" svg:y="11.6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1.27cm" svg:x="7.372cm" svg:y="11.6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15cm" svg:height="0.134cm" svg:x="6.008cm" svg:y="12.1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16cm" svg:height="0.12cm" svg:x="6.781cm" svg:y="12.1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0.381cm" svg:height="0.762cm" svg:x="7.477cm" svg:y="13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.226cm" svg:height="1.115cm" svg:x="6.035cm" svg:y="11.14cm">
          <draw:text-box>
            <text:p text:style-name="P2"><text:span text:style-name="T1">128</text:span></text:p>
          </draw:text-box>
        </draw:frame>
        <draw:frame draw:style-name="gr3" draw:text-style-name="P4" draw:layer="layout" svg:width="1.226cm" svg:height="1.115cm" svg:x="6.935cm" svg:y="11.141cm">
          <draw:text-box>
            <text:p text:style-name="P2"><text:span text:style-name="T1">256</text:span></text:p>
          </draw:text-box>
        </draw:frame>
        <draw:custom-shape draw:style-name="gr8" draw:text-style-name="P1" draw:layer="layout" svg:width="0.457cm" svg:height="0.635cm" svg:x="7.4cm" svg:y="14.0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57cm" svg:height="0.635cm" svg:x="8.636cm" svg:y="14.0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14cm" svg:height="0.635cm" svg:x="9.872cm" svg:y="14.0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15cm" svg:height="0.134cm" svg:x="8.008cm" svg:y="14.2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16cm" svg:height="0.12cm" svg:x="9.181cm" svg:y="1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226cm" svg:height="1.115cm" svg:x="8.235cm" svg:y="13.442cm">
          <draw:text-box>
            <text:p text:style-name="P2"><text:span text:style-name="T1">256</text:span></text:p>
          </draw:text-box>
        </draw:frame>
        <draw:frame draw:style-name="gr3" draw:text-style-name="P4" draw:layer="layout" svg:width="1.226cm" svg:height="1.115cm" svg:x="9.735cm" svg:y="13.443cm">
          <draw:text-box>
            <text:p text:style-name="P2"><text:span text:style-name="T1">512</text:span></text:p>
          </draw:text-box>
        </draw:frame>
        <draw:custom-shape draw:style-name="gr10" draw:text-style-name="P7" draw:layer="layout" svg:width="0.457cm" svg:height="1.27cm" svg:x="11.572cm" svg:y="11.6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1.27cm" svg:x="12.072cm" svg:y="11.6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254cm" svg:height="1.27cm" svg:x="12.176cm" svg:y="13.1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516cm" svg:height="0.12cm" svg:x="12.682cm" svg:y="12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16cm" svg:height="0.12cm" svg:x="13.983cm" svg:y="12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57cm" svg:height="1.27cm" svg:x="13.372cm" svg:y="11.6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1.27cm" svg:x="14.572cm" svg:y="11.6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75cm" svg:height="0.127cm" svg:x="8.112cm" svg:y="1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226cm" svg:height="1.115cm" svg:x="11.435cm" svg:y="11.142cm">
          <draw:text-box>
            <text:p text:style-name="P2"><text:span text:style-name="T1">512</text:span></text:p>
          </draw:text-box>
        </draw:frame>
        <draw:frame draw:style-name="gr3" draw:text-style-name="P4" draw:layer="layout" svg:width="1.226cm" svg:height="1.115cm" svg:x="12.935cm" svg:y="11.143cm">
          <draw:text-box>
            <text:p text:style-name="P2"><text:span text:style-name="T1">256</text:span></text:p>
          </draw:text-box>
        </draw:frame>
        <draw:frame draw:style-name="gr3" draw:text-style-name="P4" draw:layer="layout" svg:width="1.226cm" svg:height="1.115cm" svg:x="14.135cm" svg:y="11.144cm">
          <draw:text-box>
            <text:p text:style-name="P2"><text:span text:style-name="T1">256</text:span></text:p>
          </draw:text-box>
        </draw:frame>
        <draw:custom-shape draw:style-name="gr13" draw:text-style-name="P8" draw:layer="layout" svg:width="1.524cm" svg:height="0.127cm" svg:x="10.806cm" svg:y="14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254cm" svg:height="2.54cm" svg:x="15.671cm" svg:y="8.1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2.54cm" svg:x="15.971cm" svg:y="8.1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193cm" svg:height="1.457cm" svg:x="16.047cm" svg:y="10.9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8" draw:layer="layout" svg:width="1.067cm" svg:height="0.117cm" svg:x="15.097cm" svg:y="12.1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271cm" svg:height="0.106cm" svg:x="6.207cm" svg:y="9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226cm" svg:height="1.115cm" svg:x="15.335cm" svg:y="7.645cm">
          <draw:text-box>
            <text:p text:style-name="P2"><text:span text:style-name="T1">256</text:span></text:p>
          </draw:text-box>
        </draw:frame>
        <draw:custom-shape draw:style-name="gr6" draw:text-style-name="P1" draw:layer="layout" svg:width="0.254cm" svg:height="2.54cm" svg:x="16.971cm" svg:y="8.1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4cm" svg:height="2.54cm" svg:x="17.871cm" svg:y="8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16cm" svg:height="0.12cm" svg:x="16.283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16cm" svg:height="0.12cm" svg:x="17.284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226cm" svg:height="1.115cm" svg:x="16.335cm" svg:y="7.64cm">
          <draw:text-box>
            <text:p text:style-name="P2"><text:span text:style-name="T1">128</text:span></text:p>
          </draw:text-box>
        </draw:frame>
        <draw:frame draw:style-name="gr3" draw:text-style-name="P4" draw:layer="layout" svg:width="1.226cm" svg:height="1.115cm" svg:x="17.335cm" svg:y="7.641cm">
          <draw:text-box>
            <text:p text:style-name="P2"><text:span text:style-name="T1">128</text:span></text:p>
          </draw:text-box>
        </draw:frame>
        <draw:custom-shape draw:style-name="gr18" draw:text-style-name="P7" draw:layer="layout" svg:width="0.152cm" svg:height="4.953cm" svg:x="19.74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2cm" svg:height="4.953cm" svg:x="19.949cm" svg:y="2.1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5.062cm" svg:height="0.106cm" svg:x="4.607cm" svg:y="4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226cm" svg:height="1.115cm" svg:x="19.235cm" svg:y="1.542cm">
          <draw:text-box>
            <text:p text:style-name="P2"><text:span text:style-name="T1">128</text:span></text:p>
          </draw:text-box>
        </draw:frame>
        <draw:custom-shape draw:style-name="gr1" draw:text-style-name="P1" draw:layer="layout" svg:width="0.152cm" svg:height="4.953cm" svg:x="20.74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2cm" svg:height="4.953cm" svg:x="21.549cm" svg:y="2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16cm" svg:height="0.12cm" svg:x="20.184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516cm" svg:height="0.12cm" svg:x="20.985cm" svg:y="4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0.965cm" svg:height="1.115cm" svg:x="20.334cm" svg:y="1.538cm">
          <draw:text-box>
            <text:p text:style-name="P2"><text:span text:style-name="T1">64</text:span></text:p>
          </draw:text-box>
        </draw:frame>
        <draw:frame draw:style-name="gr3" draw:text-style-name="P4" draw:layer="layout" svg:width="0.965cm" svg:height="1.115cm" svg:x="21.135cm" svg:y="1.539cm">
          <draw:text-box>
            <text:p text:style-name="P2"><text:span text:style-name="T1">6</text:span><text:span text:style-name="T1">4</text:span></text:p>
          </draw:text-box>
        </draw:frame>
        <draw:custom-shape draw:style-name="gr20" draw:text-style-name="P8" draw:layer="layout" svg:width="0.293cm" svg:height="2.213cm" svg:x="19.884cm" svg:y="7.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1.755cm" svg:height="0.222cm" svg:x="18.307cm" svg:y="9.2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51cm" svg:height="4.953cm" svg:x="22.249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254cm" svg:height="0.683cm" svg:x="22.151cm" svg:y="1.509cm">
          <draw:text-box>
            <text:p text:style-name="P2"><text:span text:style-name="T1">1</text:span></text:p>
          </draw:text-box>
        </draw:frame>
        <draw:custom-shape draw:style-name="gr22" draw:text-style-name="P9" draw:layer="layout" svg:width="0.516cm" svg:height="0.12cm" svg:x="21.686cm" svg:y="4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1.268cm" svg:height="0.511cm" svg:x="20.05cm" svg:y="10.014cm">
          <text:p/>
          <draw:enhanced-geometry svg:viewBox="0 0 21600 21600" draw:text-areas="0 ?f0 ?f5 ?f2" draw:type="right-arrow" draw:modifiers="13452.2593320236 7962.352941176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1" draw:layer="layout" svg:width="6.858cm" svg:height="2.411cm" svg:x="21.318cm" svg:y="9.763cm">
          <draw:text-box>
            <text:p text:style-name="P10"><text:span text:style-name="T2">Conv k_size=1,stride=1</text:span></text:p>
            <text:p text:style-name="P10"><text:span text:style-name="T2">GN</text:span></text:p>
            <text:p text:style-name="P10"><text:span text:style-name="T2">ReLU</text:span></text:p>
          </draw:text-box>
        </draw:frame>
        <draw:custom-shape draw:style-name="gr4" draw:text-style-name="P5" draw:layer="layout" svg:width="0.381cm" svg:height="0.762cm" svg:x="20.375cm" svg:y="12.2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1" draw:layer="layout" svg:width="6.477cm" svg:height="0.721cm" svg:x="21.574cm" svg:y="12.303cm">
          <draw:text-box>
            <text:p text:style-name="P12">down_sample 2*2*2</text:p>
          </draw:text-box>
        </draw:frame>
        <draw:custom-shape draw:style-name="gr26" draw:text-style-name="P8" draw:layer="layout" svg:width="0.254cm" svg:height="1.015cm" svg:x="20.477cm" svg:y="13.1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1" draw:layer="layout" svg:width="6.477cm" svg:height="0.721cm" svg:x="21.575cm" svg:y="13.304cm">
          <draw:text-box>
            <text:p text:style-name="P12">up_sample 2*2*2</text:p>
          </draw:text-box>
        </draw:frame>
        <draw:custom-shape draw:style-name="gr27" draw:text-style-name="P7" draw:layer="layout" svg:width="0.983cm" svg:height="0.421cm" svg:x="20.304cm" svg:y="14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1" draw:layer="layout" svg:width="6.477cm" svg:height="0.721cm" svg:x="21.576cm" svg:y="14.105cm">
          <draw:text-box>
            <text:p text:style-name="P12">Skip conn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8T13:29:47.569979915</meta:creation-date>
    <dc:date>2020-08-18T14:11:47.721991757</dc:date>
    <meta:editing-duration>PT34S</meta:editing-duration>
    <meta:editing-cycles>1</meta:editing-cycles>
    <meta:document-statistic meta:object-count="79"/>
    <meta:generator>LibreOffice/6.0.7.3$Linux_X86_64 LibreOffice_project/00m0$Build-3</meta:generator>
  </office:meta>
</office:document-meta>
</file>